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ae2" officeooo:paragraph-rsid="000e1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llo Welcome to the Rapidhi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4T16:16:48.460000000</meta:creation-date>
    <dc:date>2023-03-24T16:17:04.630000000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6"/>
    <meta:generator>LibreOffice/7.5.0.3$Windows_X86_64 LibreOffice_project/c21113d003cd3efa8c53188764377a8272d9d6de</meta:generator>
  </office:meta>
</office:document-meta>
</file>